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, sans-serif"/>
    <style:font-face style:name="Helvetica Neue" svg:font-family="'Helvetica Neue', Helvetica, Roboto, Arial, sans-serif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cm" fo:margin-left="0.191cm" fo:margin-top="0cm" fo:margin-bottom="0cm" table:align="left" style:writing-mode="lr-tb"/>
    </style:style>
    <style:style style:name="Tabela1.A" style:family="table-column">
      <style:table-column-properties style:column-width="7.5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.3" style:family="table-row">
      <style:table-row-properties style:min-row-height="0.141cm" fo:keep-together="auto"/>
    </style:style>
    <style:style style:name="P1" style:family="paragraph" style:parent-style-name="Standard">
      <style:paragraph-properties fo:text-align="end" style:justify-single-word="false" fo:orphans="2" fo:widows="2" fo:padding="0cm" fo:border="none"/>
      <style:text-properties fo:color="#000000" style:font-name="Times New Roman" style:font-name-asian="Times New Roman1" style:font-name-complex="Times New Roman1"/>
    </style:style>
    <style:style style:name="P2" style:family="paragraph" style:parent-style-name="Standard">
      <style:paragraph-properties fo:line-height="150%" fo:padding="0cm" fo:border="none"/>
      <style:text-properties fo:color="#000000"/>
    </style:style>
    <style:style style:name="P3" style:family="paragraph" style:parent-style-name="Standard">
      <style:paragraph-properties fo:margin-left="0cm" fo:margin-right="0cm" fo:text-indent="0cm" style:auto-text-indent="false" fo:padding="0cm" fo:border="none"/>
      <style:text-properties fo:color="#000000"/>
    </style:style>
    <style:style style:name="P4" style:family="paragraph" style:parent-style-name="Standard">
      <style:paragraph-properties fo:margin-left="0cm" fo:margin-right="0cm" fo:orphans="2" fo:widows="2" fo:text-indent="0cm" style:auto-text-indent="false" fo:padding="0cm" fo:border="none"/>
      <style:text-properties fo:color="#000000" style:font-name="Times New Roman" style:font-name-asian="Times New Roman1" style:font-name-complex="Times New Roman1"/>
    </style:style>
    <style:style style:name="P5" style:family="paragraph" style:parent-style-name="Standard">
      <style:paragraph-properties fo:margin-left="0cm" fo:margin-right="0cm" fo:line-height="125%" fo:text-indent="0cm" style:auto-text-indent="false" fo:padding="0cm" fo:border="none"/>
      <style:text-properties fo:color="#000000" fo:font-weight="bold" style:font-weight-asian="bold"/>
    </style:style>
    <style:style style:name="P6" style:family="paragraph" style:parent-style-name="Standard">
      <style:paragraph-properties fo:margin-left="0cm" fo:margin-right="0cm" fo:line-height="125%" fo:text-align="center" style:justify-single-word="false" fo:text-indent="0cm" style:auto-text-indent="false" fo:padding="0cm" fo:border="none"/>
      <style:text-properties fo:color="#000000" fo:font-weight="bold" style:font-weight-asian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 fo:padding="0cm" fo:border="none"/>
      <style:text-properties fo:color="#000000" fo:font-weight="bold" style:font-weight-asian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 fo:padding="0cm" fo:border="none"/>
      <style:text-properties fo:color="#000000"/>
    </style:style>
    <style:style style:name="P9" style:family="paragraph" style:parent-style-name="Standard">
      <style:paragraph-properties fo:margin-left="0cm" fo:margin-right="0cm" fo:line-height="150%" fo:text-indent="0cm" style:auto-text-indent="false" fo:padding="0cm" fo:border="none"/>
      <style:text-properties fo:color="#000000" fo:font-size="11pt" style:font-size-asian="11pt" style:font-size-complex="11pt"/>
    </style:style>
    <style:style style:name="P10" style:family="paragraph" style:parent-style-name="Standard">
      <style:paragraph-properties fo:margin-left="0cm" fo:margin-right="0cm" fo:line-height="125%" fo:text-align="center" style:justify-single-word="false" fo:text-indent="0cm" style:auto-text-indent="false" fo:padding="0cm" fo:border="none">
        <style:tab-stops>
          <style:tab-stop style:position="8.001cm" style:type="center"/>
          <style:tab-stop style:position="11.959cm"/>
        </style:tab-stops>
      </style:paragraph-properties>
      <style:text-properties fo:color="#000000"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margin-left="0cm" fo:margin-right="0cm" fo:line-height="150%" fo:text-indent="0cm" style:auto-text-indent="false" fo:padding="0cm" fo:border="none"/>
      <style:text-properties fo:color="#000000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/>
      <style:text-properties fo:color="#000000"/>
    </style:style>
    <style:style style:name="P13" style:family="paragraph" style:parent-style-name="Standard">
      <style:paragraph-properties fo:margin-left="0cm" fo:margin-right="0cm" fo:line-height="125%" fo:text-indent="0cm" style:auto-text-indent="false" fo:padding="0cm" fo:border="none"/>
    </style:style>
    <style:style style:name="P14" style:family="paragraph" style:parent-style-name="Standard">
      <style:paragraph-properties fo:margin-left="0cm" fo:margin-right="0cm" fo:line-height="125%" fo:text-align="center" style:justify-single-word="false" fo:text-indent="0cm" style:auto-text-indent="false" fo:padding="0cm" fo:border="none"/>
    </style:style>
    <style:style style:name="P15" style:family="paragraph" style:parent-style-name="Standard">
      <style:paragraph-properties fo:margin-left="0cm" fo:margin-right="0cm" fo:line-height="125%" fo:text-align="center" style:justify-single-word="false" fo:text-indent="0cm" style:auto-text-indent="false" fo:padding="0cm" fo:border="none"/>
      <style:text-properties fo:font-weight="bold" style:font-weight-asian="bold"/>
    </style:style>
    <style:style style:name="P16" style:family="paragraph" style:parent-style-name="Standard">
      <style:paragraph-properties fo:margin-left="0cm" fo:margin-right="0cm" fo:line-height="100%" fo:text-indent="0cm" style:auto-text-indent="false" fo:padding="0cm" fo:border="none"/>
    </style:style>
    <style:style style:name="P17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 fo:padding="0cm" fo:border="none"/>
      <style:text-properties fo:font-variant="small-caps" fo:color="#000000"/>
    </style:style>
    <style:style style:name="P19" style:family="paragraph" style:parent-style-name="Standard">
      <style:paragraph-properties fo:margin-left="0cm" fo:margin-right="0cm" fo:line-height="150%" fo:text-indent="0cm" style:auto-text-indent="false" fo:padding="0cm" fo:border="none"/>
      <style:text-properties style:font-weight-complex="bold"/>
    </style:style>
    <style:style style:name="P20" style:family="paragraph" style:parent-style-name="Standard">
      <style:paragraph-properties fo:margin-left="0cm" fo:margin-right="0cm" fo:line-height="150%" fo:text-indent="0cm" style:auto-text-indent="false" fo:padding="0cm" fo:border="none"/>
      <style:text-properties fo:font-size="10pt" style:font-size-asian="10pt" style:font-size-complex="10pt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line-height="115%" fo:text-align="start" style:justify-single-word="false" fo:text-indent="0cm" style:auto-text-indent="false" fo:padding="0cm" fo:border="none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3" style:family="paragraph" style:parent-style-name="Standard">
      <style:paragraph-properties fo:margin-left="0cm" fo:margin-right="0cm" fo:text-indent="0cm" style:auto-text-indent="false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1.251cm"/>
        </style:tab-stops>
      </style:paragraph-properties>
      <style:text-properties fo:font-weight="bold" style:font-weight-asian="bold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094eb4" officeooo:paragraph-rsid="00094eb4" style:font-weight-asian="bold"/>
    </style:style>
    <style:style style:name="P28" style:family="paragraph" style:parent-style-name="Standard">
      <style:paragraph-properties fo:margin-left="0cm" fo:margin-right="0cm" fo:line-height="100%" fo:text-indent="0cm" style:auto-text-indent="false"/>
    </style:style>
    <style:style style:name="P29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/>
    </style:style>
    <style:style style:name="P3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/>
    </style:style>
    <style:style style:name="P32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4.34cm"/>
        </style:tab-stops>
      </style:paragraph-properties>
      <style:text-properties fo:color="#000000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ff0000" fo:font-weight="bold" style:font-weight-asian="bold"/>
    </style:style>
    <style:style style:name="P36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</style:style>
    <style:style style:name="P37" style:family="paragraph" style:parent-style-name="Standard">
      <style:paragraph-properties fo:margin-left="0cm" fo:margin-right="0cm" fo:line-height="150%" fo:text-indent="0cm" style:auto-text-indent="false"/>
      <style:text-properties officeooo:paragraph-rsid="00094eb4"/>
    </style:style>
    <style:style style:name="P38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style:font-name="Calibri" style:font-name-asian="Calibri1" style:font-name-complex="Calibri1"/>
    </style:style>
    <style:style style:name="P39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40" style:family="paragraph" style:parent-style-name="Standard">
      <style:paragraph-properties fo:margin-left="0cm" fo:margin-right="0cm" fo:text-indent="0cm" style:auto-text-indent="false">
        <style:tab-stops>
          <style:tab-stop style:position="1.251cm"/>
        </style:tab-stops>
      </style:paragraph-properties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/>
    </style:style>
    <style:style style:name="P4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f1191"/>
    </style:style>
    <style:style style:name="P43" style:family="paragraph" style:parent-style-name="Standard">
      <style:paragraph-properties fo:margin-left="0cm" fo:margin-right="0cm" fo:line-height="115%" fo:text-indent="0cm" style:auto-text-indent="false"/>
      <style:text-properties officeooo:paragraph-rsid="00094eb4"/>
    </style:style>
    <style:style style:name="P44" style:family="paragraph" style:parent-style-name="Standard">
      <style:paragraph-properties fo:margin-left="0cm" fo:margin-right="0cm" fo:margin-top="0.423cm" fo:margin-bottom="0cm" loext:contextual-spacing="false" fo:line-height="150%" fo:text-indent="0cm" style:auto-text-indent="false">
        <style:tab-stops>
          <style:tab-stop style:position="0cm"/>
        </style:tab-stops>
      </style:paragraph-properties>
    </style:style>
    <style:style style:name="P45" style:family="paragraph" style:parent-style-name="Standard">
      <style:paragraph-properties fo:margin-left="0cm" fo:margin-right="0cm" fo:margin-top="0.423cm" fo:margin-bottom="0cm" loext:contextual-spacing="false" fo:line-height="108%" fo:keep-together="always" fo:orphans="2" fo:widows="2" fo:text-indent="0cm" style:auto-text-indent="false" fo:padding="0cm" fo:border="none" fo:keep-with-next="always">
        <style:tab-stops>
          <style:tab-stop style:position="1.251cm"/>
        </style:tab-stops>
      </style:paragraph-properties>
      <style:text-properties fo:color="#366091" style:font-name="Calibri" fo:font-size="16pt" style:font-name-asian="Calibri1" style:font-size-asian="16pt" style:font-name-complex="Calibri1" style:font-size-complex="16pt"/>
    </style:style>
    <style:style style:name="P46" style:family="paragraph" style:parent-style-name="Text_20_body">
      <style:paragraph-properties fo:margin-left="0cm" fo:margin-right="0cm" fo:margin-top="0cm" fo:margin-bottom="0.282cm" loext:contextual-spacing="false" fo:line-height="115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7" style:family="paragraph" style:parent-style-name="Header">
      <style:paragraph-properties fo:text-align="center" style:justify-single-word="false"/>
    </style:style>
    <style:style style:name="P48" style:family="paragraph" style:parent-style-name="Heading_20_1">
      <style:paragraph-properties fo:line-height="150%"/>
    </style:style>
    <style:style style:name="P49" style:family="paragraph" style:parent-style-name="Heading_20_1">
      <style:paragraph-properties fo:line-height="150%"/>
      <style:text-properties officeooo:paragraph-rsid="000bbfba"/>
    </style:style>
    <style:style style:name="P50" style:family="paragraph" style:parent-style-name="Heading_20_2">
      <style:paragraph-properties fo:margin-top="0cm" fo:margin-bottom="0cm" loext:contextual-spacing="false"/>
    </style:style>
    <style:style style:name="P51" style:family="paragraph" style:parent-style-name="Heading_20_3">
      <style:paragraph-properties fo:margin-top="0cm" fo:margin-bottom="0cm" loext:contextual-spacing="false" fo:line-height="150%"/>
    </style:style>
    <style:style style:name="P52" style:family="paragraph" style:parent-style-name="Text_20_body">
      <style:paragraph-properties fo:margin-top="0cm" fo:margin-bottom="0cm" loext:contextual-spacing="false"/>
      <style:text-properties loext:padding="0.049cm" loext:border="0.06pt solid #e3e3e3"/>
    </style:style>
    <style:style style:name="P53" style:family="paragraph" style:parent-style-name="Text_20_body">
      <style:paragraph-properties fo:margin-top="0cm" fo:margin-bottom="0cm" loext:contextual-spacing="false" fo:line-height="150%"/>
      <style:text-properties fo:font-variant="normal" fo:text-transform="none" fo:color="#0d0d0d" style:font-name="arial" fo:font-size="12pt" fo:letter-spacing="normal" fo:font-style="normal" fo:font-weight="normal" style:font-size-asian="12pt" style:font-size-complex="12pt"/>
    </style:style>
    <style:style style:name="P54" style:family="paragraph" style:parent-style-name="Text_20_body">
      <style:paragraph-properties fo:margin-top="0cm" fo:margin-bottom="0cm" loext:contextual-spacing="false" fo:line-height="150%"/>
      <style:text-properties fo:font-variant="normal" fo:text-transform="none" fo:color="#0d0d0d" style:font-name="arial" fo:font-size="12pt" fo:letter-spacing="normal" fo:font-style="normal" fo:font-weight="normal" officeooo:paragraph-rsid="001b3ae2" style:font-size-asian="12pt" style:font-size-complex="12pt"/>
    </style:style>
    <style:style style:name="P55" style:family="paragraph" style:parent-style-name="Standard">
      <style:text-properties fo:font-weight="bold" style:font-weight-asian="bold"/>
    </style:style>
    <style:style style:name="P5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7" style:family="paragraph" style:parent-style-name="Standard">
      <style:text-properties fo:font-size="10pt" fo:font-weight="bold" style:font-size-asian="10pt" style:font-weight-asian="bold" style:font-size-complex="10pt"/>
    </style:style>
    <style:style style:name="P58" style:family="paragraph" style:parent-style-name="Standard">
      <style:paragraph-properties fo:text-align="end" style:justify-single-word="false"/>
    </style:style>
    <style:style style:name="P59" style:family="paragraph" style:parent-style-name="Standard">
      <style:paragraph-properties fo:line-height="150%"/>
    </style:style>
    <style:style style:name="P60" style:family="paragraph" style:parent-style-name="Standard">
      <style:paragraph-properties>
        <style:tab-stops>
          <style:tab-stop style:position="2.037cm"/>
        </style:tab-stops>
      </style:paragraph-properties>
    </style:style>
    <style:style style:name="P61" style:family="paragraph" style:parent-style-name="Standard">
      <style:paragraph-properties fo:line-height="150%"/>
      <style:text-properties style:font-name="arial" fo:font-size="12pt" style:font-size-asian="12pt" style:font-size-complex="12pt"/>
    </style:style>
    <style:style style:name="P62" style:family="paragraph" style:parent-style-name="Standard">
      <style:paragraph-properties fo:line-height="150%"/>
      <style:text-properties style:font-name="arial" fo:font-size="12pt" officeooo:paragraph-rsid="000c2708" style:font-size-asian="12pt" style:font-size-complex="12pt"/>
    </style:style>
    <style:style style:name="P63" style:family="paragraph" style:parent-style-name="Standard">
      <style:paragraph-properties fo:line-height="115%"/>
    </style:style>
    <style:style style:name="P64" style:family="paragraph" style:parent-style-name="Standard">
      <style:paragraph-properties fo:margin-left="8.043cm" fo:margin-right="0cm" fo:line-height="100%" fo:text-indent="0cm" style:auto-text-indent="false" fo:padding="0cm" fo:border="none"/>
    </style:style>
    <style:style style:name="P65" style:family="paragraph" style:parent-style-name="Standard">
      <style:paragraph-properties fo:margin-left="8.043cm" fo:margin-right="0cm" fo:line-height="100%" fo:text-align="end" style:justify-single-word="false" fo:text-indent="0cm" style:auto-text-indent="false" fo:padding="0cm" fo:border="none"/>
    </style:style>
    <style:style style:name="P66" style:family="paragraph" style:parent-style-name="Standard">
      <style:paragraph-properties fo:margin-left="8.043cm" fo:margin-right="0cm" fo:line-height="100%" fo:text-indent="0cm" style:auto-text-indent="false" fo:padding="0cm" fo:border="none"/>
      <style:text-properties fo:color="#000000"/>
    </style:style>
    <style:style style:name="P67" style:family="paragraph" style:parent-style-name="Standard">
      <style:paragraph-properties fo:margin-left="10.005cm" fo:margin-right="0cm" fo:line-height="100%" fo:text-align="end" style:justify-single-word="false" fo:text-indent="0cm" style:auto-text-indent="false"/>
    </style:style>
    <style:style style:name="P68" style:family="paragraph" style:parent-style-name="Standard">
      <style:paragraph-properties fo:margin-left="3.752cm" fo:margin-right="0cm" fo:line-height="100%" fo:text-indent="0cm" style:auto-text-indent="false" fo:padding="0cm" fo:border="none"/>
      <style:text-properties fo:color="#000000" fo:font-size="14pt" fo:font-weight="bold" style:font-size-asian="14pt" style:font-weight-asian="bold" style:font-size-complex="14pt"/>
    </style:style>
    <style:style style:name="P69" style:family="paragraph" style:parent-style-name="Standard">
      <style:paragraph-properties fo:margin-left="0cm" fo:margin-right="0cm" fo:line-height="150%" fo:text-indent="0.249cm" style:auto-text-indent="false" fo:padding="0cm" fo:border="none"/>
      <style:text-properties fo:color="#000000"/>
    </style:style>
    <style:style style:name="P70" style:family="paragraph" style:parent-style-name="Standard">
      <style:paragraph-properties fo:margin-left="1.27cm" fo:margin-right="0cm" fo:text-indent="-1.519cm" style:auto-text-indent="false">
        <style:tab-stops>
          <style:tab-stop style:position="-0.009cm"/>
        </style:tab-stops>
      </style:paragraph-properties>
    </style:style>
    <style:style style:name="P71" style:family="paragraph" style:parent-style-name="Standard">
      <style:paragraph-properties fo:margin-left="1.27cm" fo:margin-right="0cm" fo:text-indent="-1.519cm" style:auto-text-indent="false">
        <style:tab-stops>
          <style:tab-stop style:position="-0.009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72" style:family="paragraph" style:parent-style-name="Standard">
      <style:paragraph-properties fo:margin-left="1.27cm" fo:margin-right="0cm" fo:text-indent="0cm" style:auto-text-indent="false">
        <style:tab-stops>
          <style:tab-stop style:position="1.251cm"/>
        </style:tab-stops>
      </style:paragraph-properties>
    </style:style>
    <style:style style:name="P73" style:family="paragraph" style:parent-style-name="Standard">
      <style:paragraph-properties fo:margin-left="1.251cm" fo:margin-right="0cm" fo:text-indent="0cm" style:auto-text-indent="false"/>
    </style:style>
    <style:style style:name="P74" style:family="paragraph" style:parent-style-name="Standard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75" style:family="paragraph" style:parent-style-name="Standard">
      <style:paragraph-properties fo:margin-left="1.251cm" fo:margin-right="0cm" fo:line-height="150%" fo:text-indent="0cm" style:auto-text-indent="false"/>
    </style:style>
    <style:style style:name="P76" style:family="paragraph" style:parent-style-name="Standard">
      <style:paragraph-properties fo:margin-left="1.251cm" fo:margin-right="0cm" fo:text-indent="-1.251cm" style:auto-text-indent="false"/>
    </style:style>
    <style:style style:name="P77" style:family="paragraph" style:parent-style-name="Standard">
      <style:paragraph-properties fo:margin-left="1.251cm" fo:margin-right="0cm" fo:line-height="150%" fo:text-indent="-1.251cm" style:auto-text-indent="false"/>
    </style:style>
    <style:style style:name="P78" style:family="paragraph" style:parent-style-name="Standard">
      <style:paragraph-properties fo:margin-left="0.018cm" fo:margin-right="0.607cm" fo:margin-top="0cm" fo:margin-bottom="0.025cm" loext:contextual-spacing="false" fo:line-height="100%" fo:text-align="center" style:justify-single-word="false" fo:text-indent="-0.018cm" style:auto-text-indent="false"/>
      <style:text-properties fo:font-size="10pt" fo:font-style="italic" style:font-size-asian="10pt" style:font-style-asian="italic" style:font-size-complex="10pt"/>
    </style:style>
    <style:style style:name="P79" style:family="paragraph" style:parent-style-name="Standard">
      <style:paragraph-properties fo:margin-left="2.54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1pt" fo:font-weight="normal" officeooo:paragraph-rsid="00094eb4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margin-left="3.81cm" fo:margin-right="0cm" fo:margin-top="0.101cm" fo:margin-bottom="0.101cm" loext:contextual-spacing="false" fo:line-height="100%" fo:text-align="justify" style:justify-single-word="false" fo:text-indent="0cm" style:auto-text-indent="false"/>
      <style:text-properties fo:font-size="11pt" officeooo:paragraph-rsid="00094eb4" style:font-size-asian="11pt" style:font-size-complex="11pt"/>
    </style:style>
    <style:style style:name="P81" style:family="paragraph" style:parent-style-name="Standard">
      <style:paragraph-properties fo:margin-left="3.81cm" fo:margin-right="0cm" fo:line-height="100%" fo:text-align="start" style:justify-single-word="false" fo:text-indent="0cm" style:auto-text-indent="false" fo:padding="0cm" fo:border="none"/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style:text-blinking="false" fo:background-color="transparent" style:font-size-asian="12pt" style:font-size-complex="12pt"/>
    </style:style>
    <style:style style:name="P82" style:family="paragraph" style:parent-style-name="Text_20_body">
      <style:paragraph-properties fo:margin-left="3.81cm" fo:margin-right="0cm" fo:margin-top="0cm" fo:margin-bottom="0.28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style:text-blinking="false" fo:background-color="transparent" style:font-size-asian="12pt" style:font-size-complex="12pt"/>
    </style:style>
    <style:style style:name="P83" style:family="paragraph" style:parent-style-name="Text_20_body">
      <style:paragraph-properties fo:margin-top="0cm" fo:margin-bottom="0.282cm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84" style:family="paragraph" style:parent-style-name="Text_20_body">
      <style:paragraph-properties fo:line-height="115%"/>
    </style:style>
    <style:style style:name="P85" style:family="paragraph" style:parent-style-name="Heading_20_1" style:list-style-name="WWNum2">
      <style:paragraph-properties fo:margin-left="0cm" fo:margin-right="0cm" fo:line-height="150%" fo:text-indent="0cm" style:auto-text-indent="false"/>
      <style:text-properties officeooo:paragraph-rsid="0019d32d"/>
    </style:style>
    <style:style style:name="P86" style:family="paragraph" style:parent-style-name="Heading_20_1" style:list-style-name="WWNum4">
      <style:paragraph-properties fo:margin-left="0cm" fo:margin-right="0cm" fo:line-height="150%" fo:text-indent="0cm" style:auto-text-indent="false"/>
    </style:style>
    <style:style style:name="P87" style:family="paragraph" style:parent-style-name="Heading_20_1" style:list-style-name="WWNum4">
      <style:paragraph-properties fo:margin-left="0cm" fo:margin-right="0cm" fo:text-indent="0cm" style:auto-text-indent="false"/>
    </style:style>
    <style:style style:name="P88" style:family="paragraph" style:parent-style-name="Heading_20_2" style:list-style-name="WWNum3"/>
    <style:style style:name="P89" style:family="paragraph" style:parent-style-name="Heading_20_2" style:list-style-name="WWNum4"/>
    <style:style style:name="P90" style:family="paragraph" style:parent-style-name="Heading_20_2" style:list-style-name="WWNum2">
      <style:paragraph-properties fo:margin-left="1.02cm" fo:margin-right="0cm" fo:text-indent="-1.02cm" style:auto-text-indent="false"/>
      <style:text-properties officeooo:paragraph-rsid="0019d32d"/>
    </style:style>
    <style:style style:name="P91" style:family="paragraph" style:parent-style-name="Heading_20_2" style:list-style-name="WWNum3">
      <style:paragraph-properties fo:margin-left="1.02cm" fo:margin-right="0cm" fo:text-indent="-1.02cm" style:auto-text-indent="false"/>
    </style:style>
    <style:style style:name="P92" style:family="paragraph" style:parent-style-name="Heading_20_2" style:list-style-name="WWNum4">
      <style:paragraph-properties fo:margin-left="1.02cm" fo:margin-right="0cm" fo:text-indent="-1.02cm" style:auto-text-indent="false"/>
    </style:style>
    <style:style style:name="P93" style:family="paragraph" style:parent-style-name="Heading_20_2" style:list-style-name="WWNum3">
      <style:paragraph-properties fo:margin-top="0cm" fo:margin-bottom="0cm" loext:contextual-spacing="false"/>
    </style:style>
    <style:style style:name="P94" style:family="paragraph" style:parent-style-name="Heading_20_3" style:list-style-name="WWNum4"/>
    <style:style style:name="P95" style:family="paragraph" style:parent-style-name="Heading_20_3" style:list-style-name="WWNum4">
      <style:paragraph-properties fo:margin-top="0.423cm" fo:margin-bottom="0cm" loext:contextual-spacing="false" fo:line-height="100%"/>
    </style:style>
    <style:style style:name="P96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1" fo:padding="0cm" fo:border="none"/>
    </style:style>
    <style:style style:name="P9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222222" style:font-name="arial" fo:font-size="11pt" fo:letter-spacing="normal" fo:font-style="normal" fo:font-weight="normal" officeooo:paragraph-rsid="001f1191" style:font-size-asian="11pt" style:font-size-complex="11pt"/>
    </style:style>
    <style:style style:name="P9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262c77"/>
    </style:style>
    <style:style style:name="P99" style:family="paragraph" style:parent-style-name="Text_20_body">
      <style:paragraph-properties fo:margin-top="0cm" fo:margin-bottom="0cm" loext:contextual-spacing="false" fo:line-height="150%"/>
      <style:text-properties fo:font-variant="normal" fo:text-transform="none" fo:color="#0d0d0d" style:font-name="arial" fo:font-size="12pt" fo:letter-spacing="normal" fo:font-style="normal" fo:font-weight="normal" officeooo:paragraph-rsid="001dc4ca"/>
    </style:style>
    <style:style style:name="P100" style:family="paragraph" style:parent-style-name="Text_20_body">
      <style:paragraph-properties fo:margin-top="0cm" fo:margin-bottom="0cm" loext:contextual-spacing="false" fo:line-height="150%"/>
      <style:text-properties fo:font-variant="normal" fo:text-transform="none" fo:color="#0d0d0d" style:font-name="arial" fo:font-size="12pt" fo:letter-spacing="normal" fo:font-style="normal" fo:font-weight="normal" officeooo:paragraph-rsid="0026d9a9"/>
    </style:style>
    <style:style style:name="P101" style:family="paragraph" style:parent-style-name="Text_20_body">
      <style:paragraph-properties fo:margin-top="0cm" fo:margin-bottom="0cm" loext:contextual-spacing="false" fo:line-height="150%"/>
      <style:text-properties fo:font-variant="normal" fo:text-transform="none" fo:color="#0d0d0d" style:font-name="arial" fo:font-size="12pt" fo:letter-spacing="normal" fo:font-style="normal" fo:font-weight="normal" officeooo:paragraph-rsid="0027ab8f"/>
    </style:style>
    <style:style style:name="T1" style:family="text">
      <style:text-properties fo:color="#000000"/>
    </style:style>
    <style:style style:name="T2" style:family="text">
      <style:text-properties fo:color="#000000" fo:font-size="11pt" style:font-size-asian="11pt" style:font-size-complex="11pt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style:text-position="super 58%"/>
    </style:style>
    <style:style style:name="T5" style:family="text">
      <style:text-properties fo:color="#000000" style:text-position="super 58%" fo:font-size="8pt" style:font-size-asian="8pt" style:font-size-complex="8pt"/>
    </style:style>
    <style:style style:name="T6" style:family="text">
      <style:text-properties fo:color="#000000" fo:font-size="8pt" fo:background-color="#ffffff" loext:char-shading-value="0" style:font-size-asian="8pt" style:font-size-complex="8pt"/>
    </style:style>
    <style:style style:name="T7" style:family="text">
      <style:text-properties fo:color="#000000" fo:font-size="8pt" style:font-size-asian="8pt" style:font-size-complex="8pt"/>
    </style:style>
    <style:style style:name="T8" style:family="text">
      <style:text-properties fo:color="#000000" officeooo:rsid="00094eb4"/>
    </style:style>
    <style:style style:name="T9" style:family="text">
      <style:text-properties fo:font-variant="small-caps" fo:color="#000000" fo:font-weight="bold" style:font-weight-asian="bold"/>
    </style:style>
    <style:style style:name="T10" style:family="text">
      <style:text-properties fo:font-variant="small-caps" fo:font-weight="bold" style:font-weight-asian="bold"/>
    </style:style>
    <style:style style:name="T11" style:family="text">
      <style:text-properties fo:color="#262626" style:font-name="Arial" fo:font-size="12pt" fo:language="pt" fo:country="BR" style:text-underline-style="none" fo:font-weight="bold" fo:background-color="#ffffff" loext:char-shading-value="0" style:font-size-asian="12pt" style:font-weight-asian="bold" style:font-name-complex="Arial3" style:font-size-complex="12pt" style:font-weight-complex="bold" loext:padding="0cm" loext:border="0.26pt solid #e5e7eb"/>
    </style:style>
    <style:style style:name="T12" style:family="text">
      <style:text-properties fo:font-weight="bold" style:font-weight-asian="bold"/>
    </style:style>
    <style:style style:name="T13" style:family="text">
      <style:text-properties style:text-position="super 58%"/>
    </style:style>
    <style:style style:name="T14" style:family="text">
      <style:text-properties fo:font-size="10.5pt" fo:letter-spacing="0.007cm" style:font-size-asian="10.5pt" style:font-size-complex="10.5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fo:letter-spacing="0.007cm"/>
    </style:style>
    <style:style style:name="T17" style:family="text">
      <style:text-properties fo:background-color="#ffffff" loext:char-shading-value="0"/>
    </style:style>
    <style:style style:name="T18" style:family="text">
      <style:text-properties fo:font-size="19pt" style:font-size-asian="19pt" style:font-size-complex="19pt"/>
    </style:style>
    <style:style style:name="T19" style:family="text">
      <style:text-properties officeooo:rsid="000c2708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c2708" style:text-blinking="false" fo:background-color="transparent" loext:char-shading-value="0"/>
    </style:style>
    <style:style style:name="T22" style:family="text">
      <style:text-properties fo:font-variant="normal" fo:text-transform="none" fo:color="#222222" style:font-name="Helvetica Neue" fo:font-size="12pt" fo:letter-spacing="normal" fo:font-style="normal" fo:font-weight="normal"/>
    </style:style>
    <style:style style:name="T23" style:family="text">
      <style:text-properties fo:font-variant="normal" fo:text-transform="none" fo:color="#222222" style:font-name="Arial2" fo:font-size="11pt" fo:letter-spacing="normal" fo:font-style="normal" fo:font-weight="normal" style:font-size-asian="11pt" style:font-size-complex="11pt"/>
    </style:style>
    <style:style style:name="T24" style:family="text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T25" style:family="text">
      <style:text-properties fo:font-variant="normal" fo:text-transform="none" fo:color="#222222" style:font-name="arial" fo:font-size="11pt" fo:letter-spacing="normal" fo:font-style="normal" fo:font-weight="normal" officeooo:rsid="001f7671" style:font-size-asian="11pt" style:font-size-complex="11pt"/>
    </style:style>
    <style:style style:name="T26" style:family="text">
      <style:text-properties fo:font-variant="normal" fo:text-transform="none" fo:color="#222222" style:font-name="arial" fo:font-size="11pt" fo:letter-spacing="normal" fo:font-style="normal" officeooo:rsid="001f7671" style:font-size-asian="11pt" style:font-size-complex="11pt"/>
    </style:style>
    <style:style style:name="T27" style:family="text">
      <style:text-properties fo:font-variant="normal" fo:text-transform="none" fo:color="#0000ff" style:font-name="arial" fo:font-size="11pt" fo:letter-spacing="normal" fo:font-style="normal" style:font-size-asian="11pt" style:font-size-complex="11pt"/>
    </style:style>
    <style:style style:name="T28" style:family="text">
      <style:text-properties fo:font-variant="normal" fo:text-transform="none" fo:color="#0d0d0d" style:font-name="S hne" fo:font-size="11pt" fo:letter-spacing="normal" fo:font-style="normal" fo:font-weight="normal" style:font-size-asian="11pt" style:font-size-complex="11pt"/>
    </style:style>
    <style:style style:name="T29" style:family="text">
      <style:text-properties fo:font-variant="normal" fo:text-transform="none" fo:color="#0d0d0d" style:font-name="S hne" fo:font-size="12pt" fo:letter-spacing="normal" fo:font-style="normal" fo:font-weight="normal" style:font-size-asian="11pt" style:font-size-complex="11pt"/>
    </style:style>
    <style:style style:name="T30" style:family="text">
      <style:text-properties fo:font-variant="normal" fo:text-transform="none" fo:color="#0d0d0d" style:font-name="arial" fo:font-size="11pt" fo:letter-spacing="normal" fo:font-style="normal" fo:font-weight="normal" style:font-size-asian="11pt" style:font-size-complex="11pt"/>
    </style:style>
    <style:style style:name="T31" style:family="text">
      <style:text-properties officeooo:rsid="0016ee11"/>
    </style:style>
    <style:style style:name="T32" style:family="text">
      <style:text-properties officeooo:rsid="001b3ae2"/>
    </style:style>
    <style:style style:name="T33" style:family="text">
      <style:text-properties officeooo:rsid="001ce841"/>
    </style:style>
    <style:style style:name="T34" style:family="text">
      <style:text-properties fo:color="#222222"/>
    </style:style>
    <style:style style:name="T35" style:family="text">
      <style:text-properties fo:color="#222222" style:font-name="Helvetica Neue"/>
    </style:style>
    <style:style style:name="T36" style:family="text">
      <style:text-properties fo:color="#222222" style:font-name="arial"/>
    </style:style>
    <style:style style:name="T37" style:family="text">
      <style:text-properties fo:color="#222222" officeooo:rsid="0026d9a9"/>
    </style:style>
    <style:style style:name="T38" style:family="text">
      <style:text-properties fo:color="#222222" style:font-size-asian="12pt" style:font-size-complex="12pt"/>
    </style:style>
    <style:style style:name="T39" style:family="text">
      <style:text-properties fo:color="#222222" officeooo:rsid="0026d9a9" style:font-size-asian="12pt" style:font-size-complex="12pt"/>
    </style:style>
    <style:style style:name="T40" style:family="text">
      <style:text-properties style:font-name="arial" fo:font-size="11pt" style:font-size-asian="11pt" style:font-size-complex="11pt"/>
    </style:style>
    <style:style style:name="T41" style:family="text">
      <style:text-properties style:font-name="arial" fo:font-size="11pt" style:font-size-asian="11pt" style:font-size-complex="11pt" loext:padding="0.049cm" loext:border="0.06pt solid #e3e3e3"/>
    </style:style>
    <style:style style:name="T42" style:family="text">
      <style:text-properties style:font-size-asian="12pt" style:font-size-complex="12pt"/>
    </style:style>
    <style:style style:name="T43" style:family="text">
      <style:text-properties officeooo:rsid="001dc4ca" style:font-size-asian="12pt" style:font-size-complex="12pt"/>
    </style:style>
    <style:style style:name="T44" style:family="text">
      <style:text-properties officeooo:rsid="0027ab8f" style:font-size-asian="12pt" style:font-size-complex="12pt"/>
    </style:style>
    <style:style style:name="T45" style:family="text">
      <style:text-properties officeooo:rsid="001f7671"/>
    </style:style>
    <style:style style:name="T46" style:family="text">
      <style:text-properties style:font-name="arial" fo:font-size="11pt" style:font-size-asian="11pt" style:font-size-complex="11pt" loext:padding="0.049cm" loext:border="0.06pt solid #e3e3e3"/>
    </style:style>
    <style:style style:name="T47" style:family="text">
      <style:text-properties style:font-name="arial" fo:font-size="11pt" officeooo:rsid="0027ab8f" style:font-size-asian="11pt" style:font-size-complex="11pt"/>
    </style:style>
    <style:style style:name="T48" style:family="text">
      <style:text-properties style:font-name="arial" officeooo:rsid="0027ab8f" style:font-size-asian="12pt" style:font-size-complex="12pt"/>
    </style:style>
    <style:style style:name="T49" style:family="text">
      <style:text-properties style:font-name="arial" officeooo:rsid="0027ab8f" style:font-size-asian="10.5pt" style:font-size-complex="12pt"/>
    </style:style>
    <style:style style:name="T50" style:family="text">
      <style:text-properties style:font-size-asian="10.5pt" style:font-size-complex="12pt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<text:span text:style-name="T9">COLÉGIO </text:span><text:span text:style-name="T10">ESTADUAL</text:span><text:span text:style-name="T9"> DE EDUCAÇÃO PROFISSIONAL</text:span></text:p>
      <text:p text:style-name="P47"><text:a xlink:type="simple" xlink:href="http://cdn.novo.qedu.org.br/escola/41071026-carmelo-perrone-c-e-pe-ef-m-profis" text:style-name="Internet_20_link" text:visited-style-name="Visited_20_Internet_20_Link"><text:span text:style-name="Internet_20_link"><text:span text:style-name="T11">CARMELO PERRONE C E PE EF M PROFIS</text:span></text:span></text:a></text:p>
      <text:p text:style-name="P10">CURSO TÉCNICO EM DESENVOLVIMENTO DE SISTEMA</text:p>
      <text:p text:style-name="P56"/>
      <text:p text:style-name="P56"/>
      <text:p text:style-name="P56"/>
      <text:p text:style-name="P27">IZADORA ROSA LUNARDI</text:p>
      <text:p text:style-name="P25"/>
      <text:p text:style-name="P56"/>
      <text:p text:style-name="P56"/>
      <text:p text:style-name="P56"/>
      <text:p text:style-name="P56"/>
      <text:p text:style-name="P27">DORY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"/>
      <text:p text:style-name="P6"/>
      <text:p text:style-name="P6">CASCAVEL - PR</text:p>
      <text:p text:style-name="P14"><text:span text:style-name="T3">202</text:span><text:span text:style-name="T12">4</text:span></text:p>
      <text:p text:style-name="P15"/>
      <text:p text:style-name="P27"><text:soft-page-break/>IZADORA ROSA LUNARDI</text:p>
      <text:p text:style-name="P25"/>
      <text:p text:style-name="P56"/>
      <text:p text:style-name="P56"/>
      <text:p text:style-name="P56"/>
      <text:p text:style-name="P25"/>
      <text:p text:style-name="P27">DORY</text:p>
      <text:p text:style-name="P55"/>
      <text:p text:style-name="P55"/>
      <text:p text:style-name="P55"/>
      <text:p text:style-name="Standard"/>
      <text:p text:style-name="Standard"/>
      <text:p text:style-name="P64"><text:span text:style-name="T1">Projeto de Desenvolvimento de Software do Curso Técnico em </text:span><text:span text:style-name="T8">Desenvolvimento de Sistemas</text:span><text:span text:style-name="T1"> do Colégio Estadual de Educação Profissional </text:span><text:span text:style-name="T2">CARMELO PERRONE C E PE EF M PROFIS</text:span><text:span text:style-name="T1">– Cascavel, Paraná.</text:span></text:p>
      <text:p text:style-name="P66"/>
      <text:p text:style-name="P65"><text:bookmark text:name="_heading=h.gjdgxs"/><text:span text:style-name="T1">Orientadores: Profª Aparecida S.Ferreira</text:span><text:span text:style-name="T4"><text:note text:id="ftn1" text:note-class="footnote"><text:note-citation>1</text:note-citation><text:note-body><text:p text:style-name="P16"><text:span text:style-name="T6">Especialista em Educação Permanente: Saúde e educação</text:span><text:span text:style-name="T7"> pela FioCruz – Fundação Osvaldo Cruz. Especialista em tecnologias da Informação pela UNIVEL – União Educacional de Cascavel. Pedagoga formada pela UNIPAR – Universidade Paranaense. Professora do núcleo técnico do Estado do Paraná – Ensino médio técnico.</text:span></text:p><text:p text:style-name="P16"><text:span text:style-name="T5">2</text:span><text:span text:style-name="T7"> </text:span></text:p><text:p text:style-name="P16"/></text:note-body></text:note></text:span></text:p>
      <text:p text:style-name="P67">Prof<text:span text:style-name="T1">ª</text:span>. <text:span text:style-name="T14">Maria</text:span> <text:span text:style-name="T13">2</text:span></text:p>
      <text:p text:style-name="P58"><text:s text:c="5"/><text:tab/><text:tab/><text:tab/><text:tab/><text:tab/><text:tab/><text:tab/></text:p>
      <text:p text:style-name="Standard"/>
      <text:p text:style-name="P5"/>
      <text:p text:style-name="P6">CASCAVEL - PR</text:p>
      <text:p text:style-name="P6">2023</text:p>
      <text:p text:style-name="P6"/>
      <text:p text:style-name="P6"/>
      <text:p text:style-name="P27"><text:soft-page-break/>IZADORA ROSA LUNARDI</text:p>
      <text:p text:style-name="P25"/>
      <text:p text:style-name="P56"/>
      <text:p text:style-name="P56"/>
      <text:p text:style-name="P25"/>
      <text:p text:style-name="P27">DORY</text:p>
      <text:p text:style-name="P56"/>
      <text:p text:style-name="P18"/>
      <text:p text:style-name="P13"><text:span text:style-name="T1">Este Projeto de Conclusão de Curso foi julgado e aprovado pelo Curso Técnico em <text:s/></text:span><text:span text:style-name="T8">Desenvolvimento de Sistemas</text:span><text:span text:style-name="T1"> do COLÉGIO ESTADUAL PADRE CARMELO PERRONE EF M PROFIS.</text:span></text:p>
      <text:p text:style-name="P8"/>
      <text:p text:style-name="P8">Cascavel, Pr., xx de Xxxxx de 2023</text:p>
      <text:p text:style-name="P7">COMISSÃO EXAMINADOR</text:p>
      <text:p text:style-name="P7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34">______________________________</text:p>
            <text:p text:style-name="P29"><text:span text:style-name="T1">Profª. Aparecida da S. Ferreira</text:span><text:span text:style-name="T4">1</text:span></text:p>
            <text:p text:style-name="P12">Especialista em Tecnologia da Informação</text:p>
            <text:p text:style-name="P78">Faculdade de Ciências Sociais Aplicadas de Cascavel</text:p>
            <text:p text:style-name="P28"><text:s text:c="18"/>Orientadora</text:p>
            <text:p text:style-name="P30"/>
          </table:table-cell>
          <table:table-cell table:style-name="Tabela1.A1" office:value-type="string">
            <text:p text:style-name="P34">______________________________</text:p>
            <text:p text:style-name="P29"><text:span text:style-name="T1">Profª <text:s/></text:span><text:span text:style-name="T16">MARIA </text:span><text:bookmark text:name="_GoBack"/></text:p>
            <text:p text:style-name="P28"><text:s text:c="18"/>Banco de dados</text:p>
            <text:p text:style-name="P28"/>
          </table:table-cell>
        </table:table-row>
        <table:table-row table:style-name="Tabela1.1">
          <table:table-cell table:style-name="Tabela1.A1" office:value-type="string">
            <text:p text:style-name="P33">______________________________</text:p>
            <text:p text:style-name="P31"/>
            <text:p text:style-name="P29"><text:span text:style-name="T1">Profª. Aparecida da S. Ferreira</text:span><text:span text:style-name="T4">1</text:span></text:p>
            <text:p text:style-name="P12">Especialista em Tecnologia da Informação</text:p>
            <text:p text:style-name="P78">Faculdade de Ciências Sociais Aplicadas de Cascavel</text:p>
            <text:p text:style-name="P28"><text:s text:c="17"/>WEB DESIGN</text:p>
            <text:p text:style-name="P32"/>
          </table:table-cell>
          <table:table-cell table:style-name="Tabela1.A1" office:value-type="string">
            <text:p text:style-name="P33">______________________________</text:p>
            <text:p text:style-name="P31"/>
            <text:p text:style-name="P29"><text:span text:style-name="T1">Profª <text:s/></text:span><text:span text:style-name="T16">ELIANE MARIA DAL MOLIN CRISTO</text:span></text:p>
            <text:p text:style-name="P17"><text:span text:style-name="T1">Especialista em </text:span><text:span text:style-name="T17">Educação Especial: Atendimento às Necessidades Espe. - Faculdade Iguaçu-ESAP</text:span></text:p>
            <text:p text:style-name="P31">Coordenadora de curso</text:p>
            <text:p text:style-name="P32"/>
          </table:table-cell>
        </table:table-row>
        <table:table-row table:style-name="Tabela1.3">
          <table:table-cell table:style-name="Tabela1.A1" office:value-type="string">
            <text:p text:style-name="P33"/>
          </table:table-cell>
          <table:table-cell table:style-name="Tabela1.A1" office:value-type="string">
            <text:p text:style-name="P33"/>
          </table:table-cell>
        </table:table-row>
      </table:table>
      <text:p text:style-name="P7"/>
      <text:p text:style-name="P7"/>
      <text:p text:style-name="P45"><text:soft-page-break/>Sumário</text:p>
      <text:p text:style-name="Contents_20_1"/>
      <text:p text:style-name="P59"/>
      <text:p text:style-name="Standard"/>
      <text:p text:style-name="P60"><text:tab/></text:p>
      <text:list xml:id="list3343843637" text:style-name="WWNum2">
        <text:list-item>
          <text:h text:style-name="P85" text:outline-level="1"><text:bookmark-start text:name="_Toc119164362"/>INTRODUÇÃO<text:bookmark-end text:name="_Toc119164362"/></text:h>
        </text:list-item>
      </text:list>
      <text:p text:style-name="Text_20_body">O presente projeto busca construir uma interface gráfica de um equipamento que analisa os níveis de nitrito e nitrato na água de reservatório de água e gera relatórios com os resultados obtidos para o cliente. </text:p>
      <text:p text:style-name="Text_20_body">Conforme Figueiredo (2000), com ênfase na influência da poluição orgânica na qualidade da água destinada ao cultivo de organismos aquáticos, como forma de contribuição ao aproveitamento da água e dos vários compostos são naturalmente encontrados no solo e na água, mas em excesso podem ser prejudiciais à saúde, podendo causar problemas como a METEMOGLOBINEMIA, conhecida como “doença azul” em bebês. Além disso, em altas concentrações, podem contaminar a água potável e causar impactos ambientais adversos. O acúmulo de nitrito e nitrato na água de açudes pode levar a uma série de problemas ambientais e de saúde. Abaixo citarei alguns deles: EUTROFIZAÇÃO: O excesso de nitrito e nitrato na água pode promover o crescimento excessivo de algas e plantas aquáticas, resultando em eutrofização. Isso pode levar à diminuição do oxigênio dissolvido na água, causando a morte de peixes e outros organismos aquáticos. Contaminação da água potável: Se a água do açude for usada para consumo humano ou para o abastecimento de animais, níveis elevados de nitrito e nitrato podem representar um risco à saúde. O nitrito em particular pode ser convertido em NITROSAMINAS, compostos cancerígenos, no trato gastrointestinal.</text:p>
      <text:p text:style-name="Text_20_body">Nitrito (NO2-) e nitrato (NO3-) são compostos químicos que contêm átomos de nitrogênio e oxigênio. São formas de nitrogênio oxidado encontradas em muitos fertilizantes, além de serem produtos de resíduos de alimentos, especialmente de carnes processadas. Em pequenas quantidades, Impacto na vida selvagem: Altas concentrações de nitrito e nitrato na água podem afetar a vida selvagem que depende do açude para beber ou como habitat. Isso pode resultar em danos à população de peixes, aves aquáticas e outras espécies. Impacto na agricultura: Se a água contaminada com nitrito e nitrato for usada para irrigação, pode ocorrer acumulação desses compostos no solo, afetando a qualidade e a produtividade das plantações.</text:p>
      <text:p text:style-name="P80">O nitrato é a principal forma de nitrogênio na água natural, devido ao fato de ser altamente solúvel e constituir a forma mais estável em águas superficiais. Ele é resultante da oxidação completa de compostos nitrogenados (nitrificação) (FIGUEIREDO,2000).</text:p>
      <text:p text:style-name="P37"/>
      <text:p text:style-name="Text_20_body">Açudes são reservatórios artificiais de água construídos para armazenar água para diversos fins, como abastecimento humano, irrigação agrícola, geração de energia hidrelétrica, controle de enchentes e recreação. Eles são construídos represando rios, córregos ou riachos e podem variar em tamanho e capacidade, desde pequenos reservatórios até grandes lagos artificiais. Os açudes <text:soft-page-break/>desempenham um papel crucial na gestão dos recursos hídricos, especialmente em regiões onde a disponibilidade de água é limitada ou sujeita a variações sazonais. São reservatórios artificiais de água construídos para armazenar água para diversos fins, como abastecimento humano, irrigação agrícola, geração de energia hidrelétrica, controle de enchentes e recreação. Eles são construídos represando rios, córregos ou riachos e podem variar em tamanho e capacidade, desde pequenos reservatórios até grandes lagos artificiais. Os açudes desempenham um papel crucial na gestão dos recursos hídricos, especialmente em regiões onde a disponibilidade de água é limitada ou sujeita a variações sazonais. </text:p>
      <text:p text:style-name="P84">Os açudes podem abrigar uma variedade de vida selvagem aquática e terrestre, dependendo do ambiente local e das condições do açude. Alguns dos animais comumente encontrados em açudes incluem:</text:p>
      <text:p text:style-name="P84">Peixes: A maioria dos açudes é habitada por uma variedade de espécies de peixes, como tilápias, carpas, tambaquis, bagres, entre outros.</text:p>
      <text:p text:style-name="P84">Aves aquáticas: Aves como garças, patos, gansos, Martins-pescadores e gaivotas frequentemente visitam açudes em busca de alimento, água e abrigo.</text:p>
      <text:p text:style-name="P84">Répteis: Tartarugas aquáticas, cobras d’água e jacarés podem ser encontrados em açudes, especialmente em regiões onde são nativos.</text:p>
      <text:p text:style-name="P84">Anfíbios: Sapos, rãs e pererecas são comuns em áreas próximas a açudes, onde encontram água para se reproduzir e se alimentar.</text:p>
      <text:p text:style-name="P84">Insetos aquáticos: Larvas de mosquitos, libélulas e outros insetos aquáticos fazem parte do ecossistema dos açudes, servindo como alimento para peixes e aves.</text:p>
      <text:p text:style-name="P84">Além desses, outros animais terrestres como mamíferos, insetos terrestres e até mesmo algumas espécies de aves migratórias podem visitar ou habitar as áreas ao redor dos açudes em busca de alimento, água ou abrigo.</text:p>
      <text:p text:style-name="P63">Os peixes representam um universo fascinante dentro do reino animal. Vertebrados aquáticos, formam uma classe de organismos rica em diversidade, com milhares de espécies que ostentam cores, formas, tamanhos e comportamentos singulares. Características marcantes: Corpo alongado: ideal para a locomoção na água. Escamas: proteção e impermeabilização. Nadadeiras: propulsão e manobras precisas. Respiração branquial: captação de oxigênio dissolvido na água. Adaptabilidade: diversas espécies desenvolveram características únicas para prosperar em diferentes habitats aquáticos.</text:p>
      <text:p text:style-name="P84">A espectroscopia é uma área da ciência que estuda a interação entre a radiação eletromagnética e a matéria. Essa interação pode ser vista como a absorção, emissão ou dispersão de radiação por átomos, moléculas ou íons.</text:p>
      <text:p text:style-name="P84">A espectroscopia é uma ferramenta poderosa para a análise qualitativa e <text:soft-page-break/>quantitativa de materiais, sendo utilizada em diversas áreas como: </text:p>
      <text:p text:style-name="P43"><text:s text:c="4"/>• Química: identificação de compostos, determinação de estruturas moleculares, estudo de reações químicas.</text:p>
      <text:p text:style-name="P43"><text:s text:c="3"/>• Física: estudo de propriedades atômicas e moleculares, análise de materiais semicondutores, pesquisa em astrofísica.</text:p>
      <text:p text:style-name="P43"><text:s text:c="2"/>• Biologia: identificação de proteínas, DNA e outros biomoléculas, estudo de processos bioquímicos.</text:p>
      <text:p text:style-name="P43"><text:s text:c="3"/>• Medicina: diagnóstico de doenças, monitoramento de pacientes, desenvolvimento de novos medicamentos.</text:p>
      <text:p text:style-name="P43"><text:s text:c="2"/>• Ciência de materiais: caracterização de materiais, análise de falhas, desenvolvimento de novos materiais.</text:p>
      <text:p text:style-name="P79">A espectroscopia de absorção no UV-VIS tem ampla aplicação em laboratórios de análises e pesquisas físicas, químicas, bioquímicas, farmacológicas, etc. Inúmeras vantagens contribuem para sua popularidade; a principal, é o fato de ser uma técnica espectroscópica quantitativa. Aliado a isto, a técnica tem baixo custo operacional, é de fácil utilização e produz resultados de interpretação geralmente bastante simples. (GALO,2009).</text:p>
      <text:p text:style-name="Standard"/>
      <text:p text:style-name="Standard"/>
      <text:list xml:id="list82641604403361" text:continue-numbering="true" text:style-name="WWNum2">
        <text:list-item>
          <text:list>
            <text:list-item>
              <text:h text:style-name="P90" text:outline-level="2"><text:bookmark-start text:name="_Toc119164363"/>Apresentação do Problema<text:bookmark-end text:name="_Toc119164363"/></text:h>
            </text:list-item>
          </text:list>
        </text:list-item>
      </text:list>
      <text:p text:style-name="Text_20_body">A hipótese para um projeto de controle de níveis de nitrito e nitrato na água dos açudes se dá ao fato de que níveis muito elevados desses compostos podem ser prejudiciais à saúde dos peixes e de outros seres vivos, por isso se foi necessário existir um meio de controlar isso. A solução é criar um site de fácil acesso e simples de compreender que irá gerar relatórios com os níveis desses compostos nos açudes, isso ajudará a controlar esses compostos químicos.</text:p>
      <text:h text:style-name="P49" text:outline-level="1"><text:bookmark-start text:name="_Toc119164364"/>2<text:tab/>OBJETIVOS<text:bookmark-end text:name="_Toc119164364"/></text:h>
      <text:p text:style-name="P62"><text:span text:style-name="T19">O objetivo geral de nosso projeto é </text:span><text:bookmark text:name="docs-internal-guid-9695ae52-7fff-a564-b0de-6485758dd019"/><text:span text:style-name="T19">a c</text:span><text:span text:style-name="T20">onstrução de um site para gerar relatórios sobre níveis de Nitrito na água com auxílio do software Dory. </text:span><text:span text:style-name="T21">Um site de fácil acesso, simples de compreender, com uma interface agradável e resultados eficazes.</text:span></text:p>
      <text:p text:style-name="P59"/>
      <text:p text:style-name="P9"/>
      <text:p text:style-name="P9"/>
      <text:h text:style-name="P48" text:outline-level="1"><text:bookmark-start text:name="_Toc119164365"/>3<text:tab/>METODOLOGIA<text:bookmark-end text:name="_Toc119164365"/></text:h>
      <text:p text:style-name="P81"><text:bookmark text:name="docs-internal-guid-6a5b3395-7fff-e571-a9c7-b5026dfa43b2"/>Método, em sentido amplo, é a ordem que se deve impor aos diversos processos necessários para atingir um fim dado ou um resultado desejado. Método científico é um instrumento de que se serve a inteligência para descobrir relações, verdades e leis referentes aos diversos objetos de investigação. O método científico é um dispositivo ordenado, um conjunto de procedimentos sistemáticos que o pesquisador emprega para obter o conhecimento adequado do problema que se propõe resolver. O método é constituído de um conjunto de processos ou técnicas que formam os passos do caminho a percorrer na busca da verdade. (SANTOS,2012).</text:p>
      <text:p text:style-name="P83">Santos (2012), ainda afirma que a pesquisas metodológicas referem-se ao estudo e desenvolvimento de métodos de pesquisa em diversas áreas do conhecimento. Elas envolvem a investigação e avaliação de técnicas, instrumentos e procedimentos utilizados para coletar, analisar e interpretar dados. Essas pesquisas visam aprimorar a qualidade, eficácia e validade dos processos de investigação, proporcionando bases sólidas para a produção de conhecimento científico. Elas podem abranger desde estudos comparativos de diferentes abordagens metodológicas até a criação de novas técnicas e ferramentas de pesquisa. O objetivo principal das pesquisas metodológicas é contribuir para o avanço da metodologia científica e para a produção de resultados mais confiáveis e significativos.</text:p>
      <text:p text:style-name="P82">O conhecimento científico se caracteriza também como uma procura das possíveis causas de um acontecimento. Assim, busca compreender ou explicar a realidade presentando os fatores que determinam a existência de um evento. Desta forma, não basta saber que o fermento faz o bolo crescer. É necessário, sobretudo, caracterizar o que, na constituição do fermento, produz o efeito que é o crescimento do bolo. Uma vez obtido este conhecimento, deve-se garantir sua generalidade e isto é, sua validade em outras situações. A divulgação dos resultados também é uma marca fundamental da ciência moderna. (RUIZ,1996).</text:p>
      <text:p text:style-name="P83">As pesquisas documentais envolvem a coleta, análise e interpretação de informações contidas em documentos diversos, como livros, artigos, relatórios, <text:soft-page-break/>arquivos, entre outros. Esses documentos podem ser de fontes primárias ou secundárias e são utilizados para investigar um determinado tema, problema ou fenômeno. Esse tipo de pesquisa é especialmente útil quando se busca compreender o contexto histórico, social, político ou cultural de uma determinada questão, além de ser fundamental para embasar estudos acadêmicos e científicos. As pesquisas documentais geralmente envolvem técnicas de busca, seleção, organização e análise de dados, visando extrair informações relevantes e construir argumentos embasados.</text:p>
      <text:p text:style-name="P83">Para Ruiz (1996), as "verdades" da ciência não são absolutas e atemporais, mas sim construções históricas moldadas pela cultura e ideologia predominante em cada época. O conhecimento científico é sempre contextualizado e influenciado pelas características e condições do sujeito que o produz (biólogicas, culturais, sociais, econômicas). O interacionismo refuta a ideia de que o cientista é um observador imparcial da realidade. Sua visão é necessariamente mediada por suas experiências e subjetividade.</text:p>
      <text:p text:style-name="Text_20_body"><text:line-break/></text:p>
      <text:p text:style-name="P68"/>
      <text:h text:style-name="P48" text:outline-level="1"><text:bookmark-start text:name="_Toc119164366"/>4 <text:tab/>REFERENCIAL TEÓRICO<text:bookmark-end text:name="_Toc119164366"/></text:h>
      <text:p text:style-name="P9"><text:tab/></text:p>
      <text:p text:style-name="P61"><text:span text:style-name="T31">Para L.(2023), o </text:span>HTML significa HyperText Markup Language (Linguagem de Marcação de Hipertexto). É uma linguagem de marcação usada para criar páginas da web. HTML foi criado por Tim Berners-Lee enquanto trabalhava no CERN (Organização Europeia para a Pesquisa Nuclear) na década de 1980. Ele é creditado como o inventor da World Wide Web e desenvolveu o HTML como parte do projeto para compartilhar e acessar documentos e informações de pesquisa de forma mais eficiente através da internet.</text:p>
      <text:p text:style-name="P54"><text:span text:style-name="T32">Ainda conforme L.(2024), o</text:span> MySQL é um sistema de gerenciamento de banco de dados relacional de código aberto que utiliza a linguagem SQL para executar consultas e manipulações nos dados. O MySQL é um SGBD de uso geral, amplamente utilizado em aplicações web para armazenar e gerenciar dados. Ele é conhecido por sua confiabilidade, desempenho e escalabilidade. Desenvolvido pela empresa sueca MySQL AB, fundada por Michael Widenius, David Axmark e Allan Larsson em 1995, o MySQL foi originalmente escrito com a intenção de criar um sistema de banco de dados muito rápido que fosse Simples de usar, especialmente para aplicativos web.</text:p>
      <text:p text:style-name="P53">CSS <text:span text:style-name="T33">(</text:span>Cascading Style Sheets<text:span text:style-name="T33">)</text:span>, <text:span text:style-name="T32">segundo TOTVS(2020),</text:span> é uma linguagem de estilo que descreve como um documento escrito em uma linguagem de marcação, como HTML, deve ser exibido aos usuários. Em outras palavras, o CSS é o que é usado para estilizar páginas da Web, determinando o layout, cor, fonte e outros elementos visuais. Foi criado por Håkon Wium Lie e Bert Bos em 1994, enquanto trabalhavam na empresa de telecomunicações norueguesa Opera Software. A ideia por trás do CSS era separar o conteúdo da apresentação de páginas da Web, criando uma linguagem que possibilitasse aos desenvolvedores aplicar facilmente estilos sofisticados, independentemente de qual navegador ou dispositivo o usuário utilizasse.</text:p>
      <text:p text:style-name="P99"><text:span text:style-name="T43">De acordo com </text:span><text:span text:style-name="T34">E</text:span><text:span text:style-name="T37">STRELLA</text:span><text:span text:style-name="T34">(2023)</text:span><text:span text:style-name="T35">, </text:span><text:span text:style-name="T42">JavaScript é uma linguagem de programação dinâmica e orientada a objetos de alto nível, amplamente reconhecida por ser a principal linguagem de script usada em páginas web. Ela possibilita aos desenvolvedores criar páginas web interativas e dinâmicas, incorporando </text:span><text:soft-page-break/><text:span text:style-name="T42">funcionalidades como validação de formulários, animações, manipulação de eventos e interações com os usuários. Brendan Eich foi o criador do JavaScript enquanto estava na Netscape Communications Corporation em 1995. Inicialmente denominado LiveScript, o nome foi posteriormente alterado para JavaScript quando foi lançado como parte do navegador Netscape Navigator 2.0. O JavaScript foi projetado para ser uma linguagem simples e acessível, apresentando uma sintaxe similar à linguagem Java, porém com foco em paradigmas de programação mais adequados para scripts.</text:span></text:p>
      <text:p text:style-name="P100"><text:span text:style-name="T38">E</text:span><text:span text:style-name="T39">STRELLA</text:span><text:span text:style-name="T38">(202</text:span><text:span text:style-name="T39">4</text:span><text:span text:style-name="T38">) </text:span><text:span text:style-name="T39">ainda diz que </text:span><text:span text:style-name="T42">PHP é uma linguagem de programação amplamente utilizada para desenvolvimento web. Ela foi criada por Rasmus Lerdorf em 1994. Inicialmente, PHP significava "Personal Home Page" (Página Pessoal), que era o propósito original da linguagem, mas posteriormente foi alterado para "PHP: Hypertext Preprocessor", refletindo seu uso mais amplo no processamento de páginas web dinâmicas. PHP é uma linguagem de script do lado do servidor, o que significa que o código é executado no servidor web para gerar conteúdo dinâmico antes de ser enviado ao navegador do usuário.</text:span></text:p>
      <text:p text:style-name="P53"><text:span text:style-name="T45">Conforme FRIENDS(2014), </text:span>XAMPP é uma coleção de software de código aberto que simplifica a criação de um ambiente local para desenvolvimento web. O acrônimo XAMPP representa os elementos-chave do pacote: “X” para qualquer sistema operacional, “Apache", “MySQL", “PHP” e “Perl". Esses elementos fundamentais são integrados no pacote para permitir que os desenvolvedores configurem rapidamente um servidor web local em seus computadores, sem a necessidade de instalar cada componente individualmente. Inicialmente concebido por Kai 'Oswald' Seidler e Kay Vogelgesang da empresa alemã Apache Friends, o XAMPP foi lançado pela primeira vez em 2002. O principal propósito do XAMPP era oferecer uma solução simples para os desenvolvedores criarem e testarem websites e aplicativos web localmente antes de colocá-los em um servidor web ao vivo.</text:p>
      <text:p text:style-name="P101"><text:span text:style-name="T44">Para </text:span><text:span text:style-name="T48">BENSON(2012),</text:span><text:span text:style-name="T49"> o</text:span><text:span text:style-name="T50"> </text:span><text:span text:style-name="T42">Draw.io é uma plataforma online de desenho de diagramas que possibilita aos utilizadores criar diversos tipos de diagramas, como fluxogramas, diagramas UML, mapas de rede, organogramas, entre outros. Possui uma interface intuitiva e simples de utilizar, com uma ampla variedade de formas, símbolos e opções de formatação para auxiliar os utilizadores a expressar </text:span><text:soft-page-break/><text:span text:style-name="T42">visualmente as suas ideias. Desenvolvido pela JGraph Ltd., uma empresa britânica de software, o projeto foi posteriormente rebatizado como Diagrams.net, mantendo as mesmas funcionalidades e recursos, porém agora como um projeto open source hospedado na plataforma GitHub. Essa mudança foi realizada para melhor refletir a natureza open source do projeto e permitir a participação de uma comunidade mais abrangente de colaboradores e desenvolvedores no aprimoramento e manutenção da ferramenta.</text:span></text:p>
      <text:p text:style-name="P52"/>
      <text:p text:style-name="P11"/>
      <text:p text:style-name="P11"/>
      <text:p text:style-name="P11"/>
      <text:h text:style-name="P48" text:outline-level="1"><text:bookmark-start text:name="_Toc119164367"/>5 DOCUMENTAÇÃO <text:span text:style-name="T18">do projeto</text:span><text:bookmark-end text:name="_Toc119164367"/></text:h>
      <text:p text:style-name="P35"/>
      <text:p text:style-name="P35"/>
      <text:h text:style-name="P50" text:outline-level="2"><text:bookmark-start text:name="_Toc119164368"/>5.1 Requisitos<text:bookmark-end text:name="_Toc119164368"/> </text:h>
      <text:p text:style-name="P36"><text:tab/></text:p>
      <text:p text:style-name="P36"/>
      <text:h text:style-name="P50" text:outline-level="2"><text:bookmark-start text:name="_Toc119164369"/>5.1.1 Requisitos funcionais<text:bookmark-end text:name="_Toc119164369"/></text:h>
      <text:p text:style-name="P36"><text:tab/></text:p>
      <text:h text:style-name="P51" text:outline-level="3"><text:bookmark-start text:name="_Toc119164370"/><text:span text:style-name="T12">5.1.2 Requisitos não funcionais</text:span><text:bookmark-end text:name="_Toc119164370"/><text:span text:style-name="T12"> </text:span></text:h>
      <text:p text:style-name="P36"><text:tab/></text:p>
      <text:p text:style-name="P38"/>
      <text:p text:style-name="P19"/>
      <text:p text:style-name="P20">Fonte: O autor, 2022</text:p>
      <text:p text:style-name="P1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3213662512" text:style-name="WWNum3">
        <text:list-item>
          <text:list>
            <text:list-item>
              <text:h text:style-name="P93" text:outline-level="2"><text:s/><text:bookmark-start text:name="_Toc119164371"/>Diagrama de Contexto<text:bookmark-end text:name="_Toc119164371"/></text:h>
            </text:list-item>
          </text:list>
        </text:list-item>
      </text:list>
      <text:p text:style-name="P2"/>
      <text:p text:style-name="P69"/>
      <text:p text:style-name="P41">Fonte: O autor, 2022</text:p>
      <text:p text:style-name="Standard"/>
      <text:p text:style-name="P23"/>
      <text:p text:style-name="P23"/>
      <text:list xml:id="list82642948644735" text:continue-numbering="true" text:style-name="WWNum3">
        <text:list-item>
          <text:list>
            <text:list-item>
              <text:h text:style-name="P88" text:outline-level="2"><text:bookmark-start text:name="_Toc119164372"/>Diagrama de Fluxo de dados<text:bookmark-end text:name="_Toc119164372"/></text:h>
            </text:list-item>
          </text:list>
        </text:list-item>
      </text:list>
      <text:p text:style-name="P23"/>
      <text:p text:style-name="Standard"><text:soft-page-break/><text:s text:c="5"/><text:span text:style-name="T15">Fonte: O autor, 2022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82641299777612" text:continue-numbering="true" text:style-name="WWNum3">
        <text:list-item>
          <text:list>
            <text:list-item>
              <text:h text:style-name="P91" text:outline-level="2"><text:bookmark-start text:name="_Toc119164373"/>Diagrama de Entidade e relacionamento<text:bookmark-end text:name="_Toc119164373"/></text:h>
            </text:list-item>
          </text:list>
        </text:list-item>
      </text:list>
      <text:p text:style-name="P23"/>
      <text:p text:style-name="P23"><text:s/><text:span text:style-name="T15">Fonte: O autor, 2022</text:span></text:p>
      <text:p text:style-name="P39"/>
      <text:p text:style-name="P39"/>
      <text:p text:style-name="P39"/>
      <text:list xml:id="list82642045289593" text:continue-numbering="true" text:style-name="WWNum3">
        <text:list-item>
          <text:list>
            <text:list-item>
              <text:h text:style-name="P91" text:outline-level="2"><text:bookmark-start text:name="_Toc119164374"/>Dicionário de Dados<text:bookmark-end text:name="_Toc119164374"/></text:h>
            </text:list-item>
          </text:list>
        </text:list-item>
      </text:list>
      <text:p text:style-name="P44"/>
      <text:p text:style-name="P41">Fonte: O autor, 2022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3314940480" text:style-name="WWNum4">
        <text:list-item>
          <text:list>
            <text:list-item>
              <text:h text:style-name="P89" text:outline-level="2"><text:bookmark-start text:name="_Toc119164375"/><text:soft-page-break/>Diagrama de Caso de Uso<text:bookmark-end text:name="_Toc119164375"/></text:h>
            </text:list-item>
          </text:list>
        </text:list-item>
      </text:list>
      <text:p text:style-name="P71"><text:bookmark text:name="_heading=h.44sinio"/>Fonte: O autor, 2022</text:p>
      <text:p text:style-name="P71"/>
      <text:p text:style-name="P71"/>
      <text:p text:style-name="P71"/>
      <text:p text:style-name="P70">DIAGRAMA 02</text:p>
      <text:p text:style-name="P40"/>
      <text:p text:style-name="P57">Fonte: O autor, 2022</text:p>
      <text:list xml:id="list82642181143242" text:continue-numbering="true" text:style-name="WWNum4">
        <text:list-item>
          <text:list>
            <text:list-item>
              <text:list>
                <text:list-item>
                  <text:h text:style-name="P94" text:outline-level="3"><text:bookmark-start text:name="_Toc119164376"/>Cadastrar<text:bookmark-end text:name="_Toc119164376"/></text:h>
                </text:list-item>
              </text:list>
            </text:list-item>
          </text:list>
        </text:list-item>
      </text:list>
      <text:p text:style-name="P24"/>
      <text:list xml:id="list82642101775969" text:continue-numbering="true" text:style-name="WWNum4">
        <text:list-item>
          <text:list>
            <text:list-item>
              <text:list>
                <text:list-item>
                  <text:h text:style-name="P94" text:outline-level="3"><text:bookmark-start text:name="_Toc119164377"/><text:bookmark text:name="_heading=h.vsohz8hitavy"/>Logar<text:bookmark-end text:name="_Toc119164377"/></text:h>
                </text:list-item>
              </text:list>
            </text:list-item>
          </text:list>
        </text:list-item>
      </text:list>
      <text:p text:style-name="P26"/>
      <text:list xml:id="list82642467641543" text:continue-numbering="true" text:style-name="WWNum4">
        <text:list-item>
          <text:list>
            <text:list-item>
              <text:list>
                <text:list-item>
                  <text:h text:style-name="P94" text:outline-level="3"><text:bookmark-start text:name="_Toc119164378"/><text:bookmark text:name="_heading=h.w4pjqu5od5l"/>Cadastro de funcionário/profissional<text:bookmark-end text:name="_Toc119164378"/></text:h>
                </text:list-item>
              </text:list>
            </text:list-item>
          </text:list>
        </text:list-item>
      </text:list>
      <text:p text:style-name="P40"/>
      <text:p text:style-name="P40"/>
      <text:list xml:id="list82642406785167" text:continue-numbering="true" text:style-name="WWNum4">
        <text:list-item>
          <text:list>
            <text:list-item>
              <text:list>
                <text:list-item>
                  <text:h text:style-name="P95" text:outline-level="3"><text:bookmark-start text:name="_Toc119164379"/><text:bookmark text:name="_heading=h.iimt9dgudcin"/>Consultar profissionais<text:bookmark-end text:name="_Toc119164379"/> </text:h>
                </text:list-item>
              </text:list>
            </text:list-item>
          </text:list>
        </text:list-item>
      </text:list>
      <text:p text:style-name="P72"/>
      <text:p text:style-name="P23"/>
      <text:list xml:id="list82643097872295" text:continue-numbering="true" text:style-name="WWNum4">
        <text:list-item>
          <text:list>
            <text:list-item>
              <text:list>
                <text:list-item>
                  <text:h text:style-name="P94" text:outline-level="3"><text:bookmark-start text:name="_Toc119164380"/><text:bookmark text:name="_heading=h.hyvwenoixavx"/>Agendamento<text:bookmark-end text:name="_Toc119164380"/></text:h>
                </text:list-item>
              </text:list>
            </text:list-item>
          </text:list>
        </text:list-item>
      </text:list>
      <text:p text:style-name="P40"/>
      <text:p text:style-name="P23"/>
      <text:p text:style-name="P23"/>
      <text:list xml:id="list82641607405274" text:continue-numbering="true" text:style-name="WWNum4">
        <text:list-item>
          <text:list>
            <text:list-item>
              <text:h text:style-name="P92" text:outline-level="2"><text:bookmark-start text:name="_Toc119164381"/><text:soft-page-break/>Diagrama de Classe<text:bookmark-end text:name="_Toc119164381"/></text:h>
            </text:list-item>
          </text:list>
        </text:list-item>
      </text:list>
      <text:p text:style-name="P41">Fonte: O autor, 2022</text:p>
      <text:list xml:id="list82643039304569" text:continue-numbering="true" text:style-name="WWNum4">
        <text:list-item>
          <text:list>
            <text:list-item>
              <text:h text:style-name="P92" text:outline-level="2"><text:bookmark-start text:name="_Toc119164382"/>Diagrama de Sequência<text:bookmark-end text:name="_Toc119164382"/> </text:h>
            </text:list-item>
          </text:list>
        </text:list-item>
      </text:list>
      <text:p text:style-name="P73"/>
      <text:p text:style-name="P76"/>
      <text:p text:style-name="P74"/>
      <text:p text:style-name="P41">Fonte: O autor, 2022</text:p>
      <text:p text:style-name="P23"/>
      <text:p text:style-name="P23"/>
      <text:list xml:id="list82641972063226" text:continue-numbering="true" text:style-name="WWNum4">
        <text:list-item>
          <text:list>
            <text:list-item>
              <text:h text:style-name="P92" text:outline-level="2"><text:bookmark-start text:name="_Toc119164383"/>Diagrama de Atividade<text:bookmark-end text:name="_Toc119164383"/></text:h>
            </text:list-item>
          </text:list>
        </text:list-item>
      </text:list>
      <text:p text:style-name="P77"/>
      <text:p text:style-name="P41">Fonte: O autor, 2022</text:p>
      <text:list xml:id="list82642041152597" text:continue-numbering="true" text:style-name="WWNum4">
        <text:list-item>
          <text:h text:style-name="P87" text:outline-level="1"><text:bookmark-start text:name="_Toc119164384"/>Telas<text:bookmark-end text:name="_Toc119164384"/> </text:h>
        </text:list-item>
      </text:list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82642880804320" text:continue-numbering="true" text:style-name="WWNum4">
        <text:list-item>
          <text:h text:style-name="P86" text:outline-level="1"><text:s/><text:bookmark-start text:name="_Toc119164385"/>Conclusão<text:bookmark-end text:name="_Toc119164385"/></text:h>
        </text:list-item>
      </text:list>
      <text:p text:style-name="P75"><text:bookmark text:name="_heading=h.qsh70q"/></text:p>
      <text:p text:style-name="P73"/>
      <text:list xml:id="list82642609466505" text:continue-numbering="true" text:style-name="WWNum4">
        <text:list-item>
          <text:h text:style-name="P87" text:outline-level="1"><text:bookmark-start text:name="_Toc119164386"/>REFERÊNCIAS<text:bookmark-end text:name="_Toc119164386"/></text:h>
        </text:list-item>
      </text:list>
      <text:p text:style-name="P21"/>
      <text:p text:style-name="P22"><text:bookmark text:name="docs-internal-guid-bc367a8d-7fff-1a91-55fa-445bdf46fbdf"/>GALO, André Luiz; COLOMBO, Márcio Francisco. Espectrofotometria de longo caminho óptico em espectrofotômetro de duplo-feixe convencional: uma alternativa simples para investigações de amostras com densidade óptica muito baixa. Química Nova, v. 32, p. 488-492, 2009.</text:p>
      <text:p text:style-name="P46">FIGUEIREDO, Erwin Marcílio Castro de. Estudo da poluição orgânica do açude Santo Anastácio (Campus do Pici) com vistas ao uso de sua água na aquicultura. 2000.</text:p>
      <text:p text:style-name="P46">RODRIGUES, William Costa et al. Metodologia científica. Faetec/IST. Paracambi, v. 2, 2007.</text:p>
      <text:p text:style-name="P46">L., Andrei. <text:span text:style-name="Strong_20_Emphasis">O Que é HTML: O Guia Definitivo para Iniciantes</text:span>. 2023. Hostinger tutoriais. Disponível em: https://www.hostinger.com.br/tutoriais/o-que-e-html-conceitos-basicos. Acesso em: 12 abr. 2024.</text:p>
      <text:p text:style-name="P46">TOTVS, Equipe. <text:span text:style-name="Strong_20_Emphasis">O que é CSS? Conheça benefícios e como funciona</text:span>. 2020. Disponível em: https://www.totvs.com/blog/developers/o-que-e-css/. Acesso em: 12 abr. 2024.</text:p>
      <text:p text:style-name="P42"><text:span text:style-name="T23">ESTRELLA, Carlos. </text:span><text:span text:style-name="Strong_20_Emphasis"><text:span text:style-name="T23">O Que é JavaScript e Para Que Serve na Programação Web</text:span></text:span><text:span text:style-name="T23">. 2023. Hostinger Tutoriais. Disponível em: https://www.hostinger.com.br/tutoriais/o-que-e-javascript. Acesso em: 18 abr.</text:span><text:span text:style-name="T22"> </text:span><text:span text:style-name="T24">2024.</text:span></text:p>
      <text:p text:style-name="P97"/>
      <text:p text:style-name="P98"><text:span text:style-name="Strong_20_Emphasis"><text:span text:style-name="T27"> </text:span></text:span><text:span text:style-name="T24">FRIENDS, Apache. </text:span><text:span text:style-name="T25">XAMPP Apache+ MySQL+ PHP+ Perl. Apache Friends, 2014.</text:span></text:p>
      <text:p text:style-name="P98"><text:span text:style-name="T40"/></text:p>
      <text:p text:style-name="P98"><text:span text:style-name="T30">BENSON, David et al. Draw.io: uma ferramenta de diagramação online. 2012. Disponível em: </text:span><text:a xlink:type="simple" xlink:href="https://www.draw.io/" office:target-frame-name="_new" xlink:show="replace" text:style-name="Internet_20_link" text:visited-style-name="Visited_20_Internet_20_Link"><text:span text:style-name="T41">https://www.draw.io</text:span></text:a><text:span text:style-name="T30">. Acesso em: 19 abr. 2024.</text:span><text:span text:style-name="T40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, sans-serif"/>
    <style:font-face style:name="Helvetica Neue" svg:font-family="'Helvetica Neue', Helvetica, Roboto, Arial, sans-serif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false" style:font-name-asian="Arial3" style:font-size-asian="12pt" style:language-asian="pt" style:country-asian="BR" style:font-name-complex="Arial3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pt" fo:country="BR" style:letter-kerning="false" style:font-name-asian="Arial3" style:font-size-asian="12pt" style:language-asian="pt" style:country-asian="BR" style:font-name-complex="Arial3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200%" fo:text-align="justify" style:justify-single-word="false" fo:orphans="0" fo:widows="0" fo:text-indent="1.251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line-height="100%" fo:text-align="start" style:justify-single-word="false" fo:keep-together="always" fo:text-indent="0cm" style:auto-text-indent="false" fo:break-before="page" fo:keep-with-next="always">
        <style:tab-stops>
          <style:tab-stop style:position="1.251cm"/>
        </style:tab-stops>
      </style:paragraph-properties>
      <style:text-properties fo:font-variant="small-caps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2cm" fo:margin-right="0cm" fo:margin-top="0.212cm" fo:margin-bottom="0.212cm" loext:contextual-spacing="false" fo:line-height="150%" fo:text-indent="-1.02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23cm" fo:margin-bottom="0.423cm" loext:contextual-spacing="false" fo:text-indent="-1.27cm" style:auto-text-indent="false" fo:keep-with-next="always">
        <style:tab-stops>
          <style:tab-stop style:position="1.251cm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0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text-indent="-1.778cm" style:auto-text-indent="false" fo:keep-with-next="always">
        <style:tab-stops>
          <style:tab-stop style:position="0cm"/>
        </style:tab-stops>
      </style:paragraph-properties>
      <style:text-properties fo:color="#ff0000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text-indent="-2.032cm" style:auto-text-indent="false" fo:keep-with-next="always">
        <style:tab-stops>
          <style:tab-stop style:position="0cm"/>
        </style:tab-stops>
      </style:paragraph-properties>
      <style:text-properties fo:color="#ff0000" fo:font-weight="bold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fo:font-size="14pt" fo:font-style="italic" style:font-size-asian="14pt" style:font-style-asian="italic" style:font-size-complex="14pt"/>
    </style:style>
    <style:style style:name="Footnote" style:family="paragraph" style:parent-style-name="Standard" style:default-outline-level="" style:class="extra">
      <style:paragraph-properties fo:hyphenation-ladder-count="no-limit" text:number-lines="false" text:line-number="0"/>
      <style:text-properties fo:font-size="10pt" style:font-name-asian="Times New Roman1" style:font-family-asian="'Times New Roman'" style:font-family-generic-asian="system" style:font-pitch-asian="variable" style:font-size-asian="10pt" style:language-asian="zh" style:country-asian="CN" style:font-size-complex="10pt" fo:hyphenate="false" fo:hyphenation-remain-char-count="2" fo:hyphenation-push-char-count="2" loext:hyphenation-no-caps="false"/>
    </style:style>
    <style:style style:name="Agradecimento_2f_dedicatória_2f_epígrafe" style:display-name="Agradecimento/dedicatória/epígrafe" style:family="paragraph" style:parent-style-name="Standard" style:default-outline-level="">
      <style:paragraph-properties fo:margin-left="0cm" fo:margin-right="0cm" fo:line-height="100%" fo:text-align="end" style:justify-single-word="false" fo:orphans="2" fo:widows="2" fo:hyphenation-ladder-count="no-limit" fo:text-indent="0cm" style:auto-text-indent="false"/>
      <style:text-properties style:font-name-asian="Times New Roman1" style:font-family-asian="'Times New Roman'" style:font-family-generic-asian="system" style:font-pitch-asian="variable" style:language-asian="zh" style:country-asian="CN" style:font-size-complex="10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line-height="150%">
        <style:tab-stops>
          <style:tab-stop style:position="1.94cm"/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loext:contextual-spacing="false" fo:text-indent="1.251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loext:contextual-spacing="false" fo:text-indent="1.251cm" style:auto-text-indent="false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language-asian="zh" style:country-asian="CN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orphans="2" fo:widows="2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orphans="2" fo:widows="2" fo:break-before="auto" fo:break-after="auto">
        <style:tab-stops/>
      </style:paragraph-properties>
      <style:text-properties fo:font-variant="normal" fo:text-transform="none" fo:color="#365f91" style:font-name="Calibri" fo:font-family="Calibri" style:font-family-generic="roman" style:font-pitch="variable" fo:font-size="16pt" fo:font-weight="normal" style:font-name-asian="Arial3" style:font-family-asian="Arial" style:font-family-generic-asian="system" style:font-pitch-asian="variable" style:font-size-asian="16pt" style:font-weight-asian="normal" style:font-name-complex="Arial3" style:font-family-complex="Arial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0cm" fo:line-height="100%" fo:text-align="start" style:justify-single-word="false" fo:orphans="2" fo:widows="2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mbria" fo:font-family="Cambria" style:font-family-generic="roman" style:font-pitch="variable" fo:font-size="10pt" fo:language="en" fo:country="US" style:font-name-asian="Arial3" style:font-family-asian="Arial" style:font-family-generic-asian="system" style:font-pitch-asian="variable" style:font-size-asian="10pt" style:language-asian="zh" style:country-asian="CN" style:font-name-complex="Arial3" style:font-family-complex="Arial" style:font-family-generic-complex="system" style:font-pitch-complex="variable" style:font-size-complex="10pt"/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nota_20_de_20_rodapé_20_Char" style:display-name="Texto de nota de rodapé Char" style:family="text" style:parent-style-name="Default_20_Paragraph_20_Font">
      <style:text-properties fo:font-size="10pt" style:font-name-asian="Times New Roman1" style:font-family-asian="'Times New Roman'" style:font-family-generic-asian="system" style:font-pitch-asian="variable" style:font-size-asian="10pt" style:language-asian="zh" style:country-asian="CN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abeçalho_20_Char" style:display-name="Cabeçalho Char" style:family="text" style:parent-style-name="Default_20_Paragraph_20_Font">
      <style:text-properties style:font-name="Cambria" fo:font-family="Cambria" style:font-family-generic="roman" style:font-pitch="variable" fo:font-size="10pt" fo:language="en" fo:country="US" style:font-name-asian="Arial3" style:font-family-asian="Arial" style:font-family-generic-asian="system" style:font-pitch-asian="variable" style:font-size-asian="10pt" style:language-asian="zh" style:country-asian="CN" style:font-name-complex="Arial3" style:font-family-complex="Arial" style:font-family-generic-complex="system" style:font-pitch-complex="variable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orphans="2" fo:widows="2" fo:padding="0cm" fo:border="none"/>
      <style:text-properties fo:color="#000000" style:font-name="Times New Roman" style:font-name-asian="Times New Roman1" style:font-name-complex="Times New Roman1"/>
    </style:style>
    <style:style style:name="MP2" style:family="paragraph" style:parent-style-name="Standard">
      <style:paragraph-properties fo:margin-left="0cm" fo:margin-right="0cm" fo:orphans="2" fo:widows="2" fo:text-indent="0cm" style:auto-text-indent="false" fo:padding="0cm" fo:border="none"/>
      <style:text-properties fo:color="#000000" style:font-name="Times New Roman" style:font-name-asian="Times New Roman1" style:font-name-complex="Times New Roman1"/>
    </style:style>
    <style:style style:name="MP3" style:family="paragraph" style:parent-style-name="Standard">
      <style:paragraph-properties fo:margin-left="0cm" fo:margin-right="0cm" fo:text-indent="0cm" style:auto-text-indent="false" fo:padding="0cm" fo:border="none"/>
      <style:text-properties fo:color="#000000"/>
    </style:style>
    <style:page-layout style:name="Mpm1">
      <style:page-layout-properties fo:page-width="21.001cm" fo:page-height="29.7cm" style:num-format="1" style:print-orientation="portrait" fo:margin-top="1.401cm" fo:margin-bottom="0cm" fo:margin-left="3cm" fo:margin-right="2cm" fo:background-color="#ffffff" style:writing-mode="lr-tb" style:layout-grid-color="#c0c0c0" style:layout-grid-lines="2377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cm" fo:margin-left="0cm" fo:margin-right="0cm" fo:margin-bottom="1.499cm" style:dynamic-spacing="true"/>
      </style:header-style>
      <style:footer-style>
        <style:header-footer-properties fo:min-height="2.93cm" fo:margin-left="0cm" fo:margin-right="0cm" fo:margin-top="2.82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1</text:page-number></text:p>
        <text:p text:style-name="MP2"/>
      </style:header>
      <style:footer>
        <text:p text:style-name="MP3"/>
      </style:foot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</meta:initial-creator>
    <meta:editing-cycles>15</meta:editing-cycles>
    <meta:creation-date>2024-03-21T12:11:00</meta:creation-date>
    <dc:date>2024-04-19T08:26:37.597457073</dc:date>
    <meta:editing-duration>PT2H23M54S</meta:editing-duration>
    <meta:generator>LibreOffice/6.4.7.2$Linux_X86_64 LibreOffice_project/40$Build-2</meta:generator>
    <meta:document-statistic meta:table-count="1" meta:image-count="0" meta:object-count="0" meta:page-count="21" meta:paragraph-count="126" meta:word-count="2780" meta:character-count="19055" meta:non-whitespace-character-count="1629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